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45C00000228915B0F7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66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4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66" draw:marker-end="Arrow" draw:marker-end-width="0.5cm" draw:fill="none" draw:textarea-vertical-align="middl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0cm"/>
    </style:style>
    <style:style style:name="gr11" style:family="graphic" style:parent-style-name="standard">
      <style:graphic-properties draw:stroke="none" draw:fill="solid" draw:fill-color="#cccccc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</style:style>
    <style:style style:name="gr1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_20__28_var_29_" draw:fill="none" draw:textarea-vertical-align="middle"/>
    </style:style>
    <style:style style:name="gr1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ffffff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74cm" svg:height="6.176cm" svg:x="31.708cm" svg:y="5.417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31.779cm" svg:y="5.53cm">
          <text:p text:style-name="P1"><text:span text:style-name="T1">Object Component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02cm" svg:height="0.702cm" svg:x="32.102cm" svg:y="4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74cm" svg:height="6.176cm" svg:x="21.144cm" svg:y="21.361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21.215cm" svg:y="21.474cm">
          <text:p text:style-name="P1"><text:span text:style-name="T1">Rectang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0.702cm" svg:height="0.702cm" svg:x="21.46cm" svg:y="2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rect draw:style-name="gr4" draw:text-style-name="P1" draw:layer="layout" svg:width="6.24cm" svg:height="0.899cm" svg:x="21.227cm" svg:y="22.43cm">
            <text:p/>
          </draw:rect>
          <draw:custom-shape draw:style-name="gr5" draw:text-style-name="P1" draw:layer="layout" svg:width="0.362cm" svg:height="0.473cm" svg:x="26.86cm" svg:y="22.661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4.592cm" svg:height="0.839cm" svg:x="21.274cm" svg:y="22.48cm">
            <draw:text-box>
              <text:p><text:span text:style-name="T2">get( attribute )</text:span></text:p>
            </draw:text-box>
          </draw:frame>
        </draw:g>
        <draw:custom-shape draw:style-name="gr1" draw:text-style-name="P1" draw:layer="layout" svg:width="6.374cm" svg:height="6.176cm" svg:x="34.893cm" svg:y="23.507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.233cm" svg:height="0.87cm" svg:x="34.964cm" svg:y="23.62cm">
          <text:p text:style-name="P1"><text:span text:style-name="T1">Conso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0.702cm" svg:height="0.702cm" svg:x="35.287cm" svg:y="2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4" draw:text-style-name="P1" draw:layer="layout" svg:width="6.24cm" svg:height="0.899cm" svg:x="34.976cm" svg:y="24.576cm">
            <text:p/>
          </draw:rect>
          <draw:custom-shape draw:style-name="gr5" draw:text-style-name="P1" draw:layer="layout" svg:width="0.362cm" svg:height="0.473cm" svg:x="40.609cm" svg:y="24.807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3.381cm" svg:height="0.839cm" svg:x="35.023cm" svg:y="24.626cm">
            <draw:text-box>
              <text:p><text:span text:style-name="T2">log( txt )</text:span></text:p>
            </draw:text-box>
          </draw:frame>
        </draw:g>
        <draw:custom-shape draw:style-name="gr7" draw:text-style-name="P1" xml:id="id1" draw:id="id1" draw:layer="layout" svg:width="0.466cm" svg:height="0.815cm" svg:x="27.7cm" svg:y="21.548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66cm" svg:height="0.815cm" svg:x="41.45cm" svg:y="23.694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66cm" svg:height="0.815cm" svg:x="38.208cm" svg:y="5.583cm">
          <text:p/>
          <draw:enhanced-geometry svg:viewBox="0 0 21600 21600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28.166cm" svg:y1="21.955cm" svg:x2="34.964cm" svg:y2="24.055cm" draw:start-shape="id1" draw:start-glue-point="1" draw:end-shape="id2" draw:end-glue-point="3" svg:d="m28166 21955c5098 0 1700 2100 6798 2100">
          <text:p/>
        </draw:connector>
        <draw:custom-shape draw:style-name="gr9" draw:text-style-name="P2" draw:layer="layout" svg:width="0.702cm" svg:height="0.702cm" svg:x="30.849cm" svg:y="22.186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02cm" svg:height="0.702cm" svg:x="22.524cm" svg:y="2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02cm" svg:height="0.702cm" svg:x="35.19cm" svg:y="29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20.836cm" svg:y1="18.858cm" svg:x2="21.811cm" svg:y2="20.427cm" draw:end-shape="id3" draw:end-glue-point="4" svg:d="m20836 18858c0 801 975 17 975 1569">
          <text:p/>
        </draw:connector>
        <draw:connector draw:style-name="gr8" draw:text-style-name="P1" draw:layer="layout" draw:type="curve" draw:line-skew="0cm -0.383cm -2.002cm" svg:x1="22.875cm" svg:y1="28.43cm" svg:x2="35.638cm" svg:y2="22.496cm" draw:start-shape="id4" draw:start-glue-point="8" draw:end-shape="id5" draw:end-glue-point="4" svg:d="m22875 28430c0 751 5999 501 5999-3968s6764-5720 6764-1966">
          <text:p/>
        </draw:connector>
        <draw:custom-shape draw:style-name="gr9" draw:text-style-name="P2" draw:layer="layout" svg:width="0.702cm" svg:height="0.702cm" svg:x="28.536cm" svg:y="23.992cm">
          <text:p text:style-name="P2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12cm" svg:height="1.04cm" svg:x="19.108cm" svg:y="18.178cm">
          <draw:text-box>
            <text:p><text:span text:style-name="T4">attribute = “width”</text:span></text:p>
          </draw:text-box>
        </draw:frame>
        <draw:frame draw:style-name="gr10" draw:layer="layout" svg:width="1.937cm" svg:height="1.04cm" svg:x="36.08cm" svg:y="21.848cm">
          <draw:text-box>
            <text:p><text:span text:style-name="T4">txt = “...”</text:span></text:p>
          </draw:text-box>
        </draw:frame>
        <draw:rect draw:style-name="gr11" draw:text-style-name="P4" xml:id="id7" draw:id="id7" draw:layer="layout" svg:width="5.748cm" svg:height="2.953cm" svg:x="14.797cm" svg:y="23.499cm">
          <text:p text:style-name="P4"><text:span text:style-name="T5">get: function( a ){</text:span></text:p>
          <text:p text:style-name="P4"><text:span text:style-name="T5"><text:s text:c="3"/></text:span><text:span text:style-name="T5">...</text:span></text:p>
          <text:p text:style-name="P4"><text:span text:style-name="T5"><text:s text:c="3"/></text:span><text:span text:style-name="T5">var value1 = this.attribute.a</text:span></text:p>
          <text:p text:style-name="P4"><text:span text:style-name="T5"><text:s text:c="3"/></text:span><text:span text:style-name="T5">this.provideOut(value1);</text:span></text:p>
          <text:p text:style-name="P4"><text:span text:style-name="T5"><text:s text:c="3"/></text:span><text:span text:style-name="T5">this.provideOut(debugInfo);</text:span></text:p>
          <text:p text:style-name="P4"><text:span text:style-name="T5">}</text:span></text:p>
        </draw:rect>
        <draw:frame draw:style-name="gr12" draw:layer="layout" svg:width="3.847cm" svg:height="1.115cm" svg:x="22.552cm" svg:y="28.819cm">
          <draw:text-box>
            <text:p><text:span text:style-name="T4">returned value </text:span></text:p>
            <text:p><text:span text:style-name="T4">“</text:span><text:span text:style-name="T4">value1”</text:span></text:p>
          </draw:text-box>
        </draw:frame>
        <draw:connector draw:style-name="gr13" draw:text-style-name="P1" draw:layer="layout" draw:type="curve" svg:x1="21.227cm" svg:y1="22.879cm" svg:x2="17.671cm" svg:y2="23.499cm" draw:start-shape="id6" draw:end-shape="id7" svg:d="m21227 22879c-2371 0-3556 206-3556 620">
          <text:p/>
        </draw:connector>
        <draw:connector draw:style-name="gr13" draw:text-style-name="P1" draw:layer="layout" draw:type="curve" svg:x1="20.158cm" svg:y1="25.171cm" svg:x2="22.875cm" svg:y2="27.728cm" draw:start-shape="id8" draw:start-glue-point="1" draw:end-shape="id4" draw:end-glue-point="4" svg:d="m20158 25171c1812 0 2717 852 2717 2557">
          <text:p/>
        </draw:connector>
        <draw:frame draw:style-name="gr14" draw:layer="layout" svg:width="2.263cm" svg:height="0.763cm" svg:x="38.954cm" svg:y="5.689cm">
          <draw:text-box>
            <text:p><text:span text:style-name="T6">Next call</text:span></text:p>
          </draw:text-box>
        </draw:frame>
        <draw:frame draw:style-name="gr14" draw:layer="layout" svg:width="1.497cm" svg:height="0.763cm" svg:x="31.771cm" svg:y="3.593cm">
          <draw:text-box>
            <text:p><text:span text:style-name="T6">input</text:span></text:p>
          </draw:text-box>
        </draw:frame>
        <draw:custom-shape draw:style-name="gr3" draw:text-style-name="P1" draw:layer="layout" svg:width="0.702cm" svg:height="0.702cm" svg:x="32.103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.776cm" svg:height="0.763cm" svg:x="31.772cm" svg:y="11.494cm">
          <draw:text-box>
            <text:p><text:span text:style-name="T6">output</text:span></text:p>
          </draw:text-box>
        </draw:frame>
        <draw:custom-shape draw:style-name="gr3" draw:text-style-name="P1" xml:id="id10" draw:id="id10" draw:layer="layout" svg:width="0.702cm" svg:height="0.702cm" svg:x="21.424cm" svg:y="2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9" draw:id="id9" draw:layer="layout" svg:width="4.875cm" svg:height="0.424cm" svg:x="15.282cm" svg:y="25.421cm">
          <text:p/>
        </draw:rect>
        <draw:rect draw:style-name="gr15" draw:text-style-name="P1" xml:id="id8" draw:id="id8" draw:layer="layout" svg:width="4.875cm" svg:height="0.424cm" svg:x="15.283cm" svg:y="24.959cm">
          <text:p/>
        </draw:rect>
        <draw:connector draw:style-name="gr13" draw:text-style-name="P1" draw:layer="layout" draw:type="curve" svg:x1="20.157cm" svg:y1="25.633cm" svg:x2="21.775cm" svg:y2="27.728cm" draw:start-shape="id9" draw:start-glue-point="1" draw:end-shape="id10" draw:end-glue-point="4" svg:d="m20157 25633c1079 0 1618 698 1618 2095">
          <text:p/>
        </draw:connector>
        <draw:g>
          <draw:rect draw:style-name="gr4" draw:text-style-name="P1" draw:layer="layout" svg:width="6.24cm" svg:height="0.899cm" svg:x="31.792cm" svg:y="6.491cm">
            <text:p/>
          </draw:rect>
          <draw:custom-shape draw:style-name="gr5" draw:text-style-name="P1" draw:layer="layout" svg:width="0.362cm" svg:height="0.473cm" svg:x="37.425cm" svg:y="6.722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5.407cm" svg:height="0.839cm" svg:x="31.839cm" svg:y="6.541cm">
            <draw:text-box>
              <text:p><text:span text:style-name="T2">operation( param )</text:span></text:p>
            </draw:text-box>
          </draw:frame>
        </draw:g>
        <draw:line draw:style-name="gr16" draw:text-style-name="P1" draw:layer="layout" svg:x1="2.097cm" svg:y1="15.264cm" svg:x2="48.703cm" svg:y2="15.265cm">
          <text:p/>
        </draw:line>
        <draw:frame draw:style-name="gr17" draw:text-style-name="P1" draw:layer="layout" svg:width="26.005cm" svg:height="12.862cm" svg:x="3.736cm" svg:y="2.037cm">
          <draw:image xlink:href="Pictures/100002010000045C00000228915B0F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in Lavoie</meta:initial-creator>
    <meta:creation-date>2014-12-08T11:59:09</meta:creation-date>
    <dc:date>2014-12-08T12:00:30</dc:date>
    <dc:creator>Alain Lavoie</dc:creator>
    <meta:editing-duration>PT1M22S</meta:editing-duration>
    <meta:editing-cycles>1</meta:editing-cycles>
    <meta:document-statistic meta:object-count="47"/>
    <meta:generator>OpenOffice/4.0.1$Unix OpenOffice.org_project/401m5$Build-9714</meta:generator>
  </office:meta>
</office:document-meta>
</file>